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Ollama</text:p>
          </table:table-cell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MistralA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sponseFormat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Keep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Predict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fsZ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ical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Last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Penalt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ence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quency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Ta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Et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nalizeNewli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Ct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Batch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q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pu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nGp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wVra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16KV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sA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cab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ma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loc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mbedding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Ba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Scal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Threa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xToken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Bias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Call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feMode</text:p>
          </table:table-cell>
          <table:table-cell table:number-columns-repeated="2"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6:29:02.955895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04:51.271521357</meta:creation-date>
    <dc:date>2024-02-04T16:48:14.206307192</dc:date>
    <meta:editing-duration>PT28M28S</meta:editing-duration>
    <meta:editing-cycles>4</meta:editing-cycles>
    <meta:generator>LibreOffice/7.6.4.1$Linux_X86_64 LibreOffice_project/60$Build-1</meta:generator>
    <meta:document-statistic meta:table-count="1" meta:cell-count="215" meta:object-count="0"/>
  </office:meta>
</office:document-meta>
</file>